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p>
        <text:p text:style-name="TitleMain_scrBook_scrBody"><text:span text:style-name="TitleSecondary_TitleMain_scrBook_scrBody">Sikeigna Na Letasi Nigna</text:span><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_Paragraph_scrSection_columns_scrBook_scrBody">17 = 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_Paragraph_scrSection_columns_scrBook_scrBody">116 = 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amp;apos;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_Line1_scrSection_columns_scrBook_scrBody">125 = 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_Paragraph_scrSection_columns_scrBook_scrBody">24 = Na naghoi ghahira kori hidigna na vathe: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_Line1_scrSection_columns_scrBook_scrBody">26 = 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_Line1_scrSection_columns_scrBook_scrBody">27 = 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_Line1_scrSection_columns_scrBook_scrBody">28 = 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_Paragraph_scrSection_columns_scrBook_scrBody">213 = King gna i Rom: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text:span text:style-name="NoteGeneralParagraph_Paragraph_scrSection_columns_scrBook_scrBody">218 = Tinoni seka: 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_Line1_scrSection_columns_scrBook_scrBody">312 = 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_Line1_scrSection_columns_scrBook_scrBody">418 = 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_Line1_scrSection_columns_scrBook_scrBody">55 = 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text:span text:style-name="NoteGeneralParagraph_Paragraph_scrSection_columns_scrBook_scrBody">514 = 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padding-top="36pt" fo:border-top="0.5pt solid #ffffff"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text" style:parent-style-name="TitleMain_scrBook_scrBody">
      <style:text-properties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paragraph-properties style:vertical-align="top" fo:text-indent="0pt" fo:margin-left="0pt" fo:padding-right="2pt" fo:border-right="0.5pt solid #ffffff" fo:float="left" style:line-spacing="7.5pt"/>
      <style:text-properties fo:font-weight="700" style:font-weight-complex="700" fo:font-family="Charis SIL" style:font-name-complex="Charis SIL" fo:font-size="27.5pt" style:font-size-complex="27.5pt" fo:language="none" fo:country="none"/>
    </style:style>
    <style:style xmlns:style="urn:oasis:names:tc:opendocument:xmlns:style:1.0" style:name="VerseNumber1_Paragraph1_scrSection_columns_scrBook_scrBody" style:family="text" style:parent-style-name="Paragraph1_scrSection_columns_scrBook_scrBody">
      <style:text-properties 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lef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paragraph-properties style:vertical-align="top" fo:text-indent="0pt" fo:margin-left="0pt" fo:padding-right="2pt" fo:border-right="0.5pt solid #ffffff" fo:float="left" style:line-spacing="7.5pt"/>
      <style:text-properties fo:font-weight="700" style:font-weight-complex="700" fo:font-family="Charis SIL" style:font-name-complex="Charis SIL" fo:font-size="27.5pt" style:font-size-complex="27.5pt"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top="0.5pt solid #ffffff" fo:padding-bottom="21pt" fo:border-bottom="0.5pt solid #ffffff"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lef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padding-top="0pt" fo:border-top="0.5pt solid #ffffff"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padding-top="36pt" fo:border-top="0.5pt solid #ffffff"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right" style:vertical-pos="from-top" style:vertical-rel="paragraph" style:horizontal-pos="lef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0T17:41:25</meta:creation-date>
    <dc:creator>Yesu</dc:creator>
    <dc:date>2011-02-10T17:41:25</dc:date>
    <meta:editing-cycles>1</meta:editing-cycles>
    <meta:editing-duration>PT2M27S</meta:editing-duration>
    <meta:AssemblyVersion Assembly-Version="OpenOfficeConvert 0.6.15.547"/>
    <meta:Created-By Created-By="ReSharper 5.1.3000.12"/>
    <meta:user-defined meta:name="Assembly-Version">OpenOfficeConvert 0.6.15.547</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 Google\pathway\Test\PsExport\TestFiles\Output\T2\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